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5011" calcext:value-type="float">
            <text:p>0,501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3986" calcext:value-type="float">
            <text:p>0,398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1928" calcext:value-type="float">
            <text:p>0,192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1917" calcext:value-type="float">
            <text:p>0,19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719" calcext:value-type="float">
            <text:p>0,17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3862" calcext:value-type="float">
            <text:p>0,386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667" calcext:value-type="float">
            <text:p>0,16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-0.0892" calcext:value-type="float">
            <text:p>-0,089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.4164" calcext:value-type="float">
            <text:p>0,416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6939" calcext:value-type="float">
            <text:p>0,693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.3587" calcext:value-type="float">
            <text:p>0,358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.1777" calcext:value-type="float">
            <text:p>0,17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23:41:54.407248677</meta:creation-date>
    <dc:date>2024-02-08T23:47:55.834281191</dc:date>
    <meta:editing-duration>PT6M2S</meta:editing-duration>
    <meta:editing-cycles>1</meta:editing-cycles>
    <meta:document-statistic meta:table-count="1" meta:cell-count="26" meta:object-count="0"/>
    <meta:generator>LibreOffice/7.3.7.2$Linux_X86_64 LibreOffice_project/30$Build-2</meta:generator>
  </office:meta>
</office:document-meta>
</file>